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Notas_20_Informativas">
      <style:text-properties fo:language="en" fo:country="US"/>
    </style:style>
    <style:style style:name="P7" style:family="paragraph" style:parent-style-name="Standard">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itulo">
      <style:text-properties fo:language="en" fo:country="US"/>
    </style:style>
    <style:style style:name="P10" style:family="paragraph" style:parent-style-name="Text_20_body">
      <style:text-properties fo:color="#336633" loext:opacity="100%" fo:font-size="14pt" fo:language="en" fo:country="US" style:font-size-asian="14pt" style:font-size-complex="14pt"/>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df280"/>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df280" style:text-blinking="false" fo:background-color="transparent" loext:padding="0cm" loext:border="non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df280" style:font-size-asian="24pt" style:font-weight-asian="bold" style:font-size-complex="24pt" style:font-weight-complex="bold"/>
    </style:style>
    <style:style style:name="P19" style:family="paragraph" style:parent-style-name="Standard">
      <style:text-properties style:font-name="Calibri" fo:font-size="12pt" fo:language="en" fo:country="US" officeooo:paragraph-rsid="001df280" style:font-size-asian="12pt" style:font-size-complex="12pt"/>
    </style:style>
    <style:style style:name="P2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df280" style:font-size-asian="12pt" style:font-size-complex="12pt"/>
    </style:style>
    <style:style style:name="P21" style:family="paragraph" style:parent-style-name="Standard">
      <style:text-properties style:font-name="Calibri" fo:font-size="12pt" officeooo:paragraph-rsid="001df280" style:font-size-asian="12pt" style:font-size-complex="12pt"/>
    </style:style>
    <style:style style:name="P22" style:family="paragraph" style:parent-style-name="Standard">
      <style:text-properties style:font-name="DejaVu Sans" fo:font-size="10pt" fo:language="en" fo:country="US" style:font-size-asian="10pt" style:font-size-complex="10pt"/>
    </style:style>
    <style:style style:name="P2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4" style:family="paragraph" style:parent-style-name="Standard">
      <style:text-properties officeooo:paragraph-rsid="001df280"/>
    </style:style>
    <style:style style:name="P25" style:family="paragraph" style:parent-style-name="Standard" style:master-page-name="First_20_Page">
      <style:paragraph-properties style:page-number="auto"/>
      <style:text-properties officeooo:paragraph-rsid="001df280"/>
    </style:style>
    <style:style style:name="P26" style:family="paragraph" style:parent-style-name="Standard" style:master-page-name="Index">
      <style:paragraph-properties style:page-number="auto"/>
      <style:text-properties fo:language="en" fo:country="US"/>
    </style:style>
    <style:style style:name="P27" style:family="paragraph" style:parent-style-name="Standard" style:master-page-name="Standard">
      <style:paragraph-properties style:page-number="auto"/>
      <style:text-properties fo:language="en" fo:country="US"/>
    </style:style>
    <style:style style:name="P28" style:family="paragraph" style:parent-style-name="Heading_20_1">
      <style:text-properties fo:language="en" fo:country="US"/>
    </style:style>
    <style:style style:name="P29" style:family="paragraph" style:parent-style-name="Text_20_body" style:list-style-name="L1">
      <style:text-properties fo:language="en" fo:country="US"/>
    </style:style>
    <style:style style:name="P30" style:family="paragraph" style:parent-style-name="Text_20_body" style:list-style-name="L2">
      <style:text-properties fo:language="en" fo:country="US"/>
    </style:style>
    <style:style style:name="P31" style:family="paragraph" style:parent-style-name="Text_20_body" style:list-style-name="L2">
      <style:paragraph-properties fo:margin-top="0.101cm" fo:margin-bottom="0.21cm" style:contextual-spacing="false"/>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4">
      <style:text-properties fo:language="en" fo:country="US"/>
    </style:style>
    <style:style style:name="T1" style:family="text">
      <style:text-properties fo:color="#999966" loext:opacity="100%"/>
    </style:style>
    <style:style style:name="T2" style:family="text">
      <style:text-properties fo:color="#999966" loext:opacity="100%" officeooo:rsid="001f4a0c"/>
    </style:style>
    <style:style style:name="T3" style:family="text">
      <style:text-properties fo:color="#999966" loext:opacity="100%" officeooo:rsid="0021ad3f"/>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df280"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df280"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fo:language="en" fo:country="US"/>
    </style:style>
    <style:style style:name="T15" style:family="text">
      <style:text-properties fo:language="en" fo:country="US" officeooo:rsid="0017c401"/>
    </style:style>
    <style:style style:name="T16" style:family="text">
      <style:text-properties fo:language="en" fo:country="US" officeooo:rsid="001be377"/>
    </style:style>
    <style:style style:name="T17" style:family="text">
      <style:text-properties style:font-name="Calibri1" fo:font-size="12pt" fo:language="en" fo:country="US" officeooo:rsid="0012d640"/>
    </style:style>
    <style:style style:name="T18" style:family="text">
      <style:text-properties style:font-name="Calibri1" fo:font-size="12pt" fo:language="en" fo:country="US" officeooo:rsid="0017c401"/>
    </style:style>
    <style:style style:name="T19" style:family="text">
      <style:text-properties style:font-name="Calibri1" fo:font-size="12pt" fo:language="en" fo:country="US" officeooo:rsid="001be377"/>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draw:frame draw:style-name="fr1" draw:name="Marco1" text:anchor-type="page" text:anchor-page-number="1" svg:x="2.053cm" svg:y="14.168cm" svg:width="17.009cm" draw:z-index="0">
        <draw:text-box fo:min-height="2.224cm">
          <text:p text:style-name="P17"/>
          <text:p text:style-name="P17"><text:user-field-get text:name="Modulo">Computer Systems</text:user-field-get></text:p>
          <text:p text:style-name="P17">CFGS DAW</text:p>
        </draw:text-box>
      </draw:frame>
      <text:p text:style-name="P25"/>
      <text:p text:style-name="P24"/>
      <text:p text:style-name="P24"/>
      <text:p text:style-name="P24"/>
      <text:p text:style-name="P18"><text:span text:style-name="T8">Computer Systems – </text:span><text:span text:style-name="T9">Study guide</text:span><text:span text:style-name="T10"><text:line-break/></text:span><text:span text:style-name="T11">UD </text:span><text:span text:style-name="T12">11</text:span><text:span text:style-name="T11">. </text:span><text:span text:style-name="T20"><text:user-field-get text:name="Tema">Computer Networks</text:user-field-get></text:span></text:p>
      <text:p text:style-name="P15"><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4"/>
      <text:p text:style-name="P24"/>
      <text:p text:style-name="P24"/>
      <text:p text:style-name="P24"/>
      <text:p text:style-name="P24"/>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1">s</text:span></text:a></text:p>
      <text:p text:style-name="P11"><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7">s</text:span></text:a></text:p>
      <text:p text:style-name="P14">20<text:span text:style-name="T22">22</text:span>/20<text:span text:style-name="T23">2</text:span><text:span text:style-name="T22">3</text:span></text:p>
      <text:p text:style-name="P20"><text:tab/><text:tab/><text:tab/><text:tab/><text:tab/><text:tab/><text:tab/><text:tab/><text:tab/><text:tab/>Versión:<text:date style:data-style-name="N105" text:date-value="2022-07-29T21:09:59.562999699">220729</text:date>.<text:time style:data-style-name="N104" text:time-value="2022-07-29T21:09:59.562999699">2109</text:time></text:p>
      <text:p text:style-name="P21"/>
      <text:p text:style-name="P19"/>
      <text:p text:style-name="P7"/>
      <text:p text:style-name="P7"/>
      <text:p text:style-name="P26"/>
      <text:p text:style-name="P10">Licencia</text:p>
      <text:p text:style-name="P7"/>
      <text:p text:style-name="P23"><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2"/>
      <text:p text:style-name="P22"><text:s/></text:p>
      <text:p text:style-name="P10">Nomenclatura</text:p>
      <text:p text:style-name="P5"/>
      <text:p text:style-name="P5">A lo largo de este tema se utilizarán distintos símbolos para distinguir elementos importantes dentro del contenido. Estos símbolos son:</text:p>
      <text:p text:style-name="P5"/>
      <text:p text:style-name="P6"><text:span text:style-name="T5"> </text:span>Importante</text:p>
      <text:p text:style-name="P8"/>
      <text:p text:style-name="P6"><text:span text:style-name="T5"> </text:span>Atención</text:p>
      <text:p text:style-name="P8"/>
      <text:p text:style-name="P6"><text:span text:style-name="T5"></text:span> <text:s/>Interesante</text:p>
      <text:h text:style-name="P28" text:outline-level="1" text:is-list-header="true"/>
      <text:p text:style-name="P7"/>
      <text:p text:style-name="P7"/>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1. Data<text:tab/>3</text:p>
          <text:p text:style-name="P16">2. Previous knowledge<text:tab/>3</text:p>
          <text:p text:style-name="P16">3. Objectives<text:tab/>3</text:p>
          <text:p text:style-name="P16">4. Contents<text:tab/>3</text:p>
          <text:p text:style-name="P16">5. Activities<text:tab/>4</text:p>
          <text:p text:style-name="P16">6. Recommendations<text:tab/>4</text:p>
        </text:index-body>
      </text:table-of-content>
      <text:p text:style-name="P7"/>
      <text:p text:style-name="P27"/>
      <text:p text:style-name="P9">UD0<text:user-field-get text:name="NumeroTema">11</text:user-field-get>. <text:user-field-get text:name="Tema">Computer Networks</text:user-field-get></text:p>
      <text:h text:style-name="P28" text:outline-level="1"><text:bookmark-start text:name="__RefHeading___Toc421_1109605999"/>Data<text:bookmark-end text:name="__RefHeading___Toc421_1109605999"/></text:h>
      <text:p text:style-name="Text_20_body"><text:span text:style-name="T14">From </text:span><text:span text:style-name="T17">2</text:span><text:span text:style-name="T18">4</text:span><text:span text:style-name="T14">/0</text:span><text:span text:style-name="T15">2</text:span><text:span text:style-name="T14">/20</text:span><text:span text:style-name="T15">20</text:span><text:span text:style-name="T14"> to </text:span><text:span text:style-name="T17">0</text:span><text:span text:style-name="T19">5</text:span><text:span text:style-name="T14">/04/20</text:span><text:span text:style-name="T16">20</text:span><text:span text:style-name="T14">. The length of the unit is </text:span><text:span text:style-name="T15">5</text:span><text:span text:style-name="T14"> weeks (</text:span><text:span text:style-name="T18">40</text:span><text:span text:style-name="T14"> hours).</text:span></text:p>
      <text:h text:style-name="P28" text:outline-level="1"><text:bookmark-start text:name="__RefHeading___Toc423_1109605999"/>Previous knowledge<text:bookmark-end text:name="__RefHeading___Toc423_1109605999"/></text:h>
      <text:list xml:id="list802047744" text:style-name="L1">
        <text:list-item>
          <text:p text:style-name="P29">Unit 1. Information representation</text:p>
        </text:list-item>
        <text:list-item>
          <text:p text:style-name="P29">Unit 3. Hardware components</text:p>
        </text:list-item>
      </text:list>
      <text:h text:style-name="P28" text:outline-level="1"><text:bookmark-start text:name="__RefHeading___Toc425_1109605999"/>Objectives<text:bookmark-end text:name="__RefHeading___Toc425_1109605999"/></text:h>
      <text:list xml:id="list1627900079" text:style-name="L2">
        <text:list-item>
          <text:p text:style-name="P30">To learn what is a computer network.</text:p>
        </text:list-item>
        <text:list-item>
          <text:p text:style-name="P30">To know how networks are classified.</text:p>
        </text:list-item>
        <text:list-item>
          <text:p text:style-name="P30">To know the different network topologies.</text:p>
        </text:list-item>
        <text:list-item>
          <text:p text:style-name="P30">To learn what the layers and protocols are</text:p>
        </text:list-item>
        <text:list-item>
          <text:p text:style-name="P30">To learn the functionality of each of the layers.</text:p>
        </text:list-item>
        <text:list-item>
          <text:p text:style-name="P31">To know the structure of an IP address.</text:p>
        </text:list-item>
        <text:list-item>
          <text:p text:style-name="P31">To know the different classes of networks.</text:p>
        </text:list-item>
        <text:list-item>
          <text:p text:style-name="P31">To know the difference between a public and private address</text:p>
        </text:list-item>
        <text:list-item>
          <text:p text:style-name="P31">To learn to do subnetting</text:p>
        </text:list-item>
        <text:list-item>
          <text:p text:style-name="P31">To learn how to create static route tables.</text:p>
        </text:list-item>
        <text:list-item>
          <text:p text:style-name="P31">To know the different network devices</text:p>
        </text:list-item>
      </text:list>
      <text:h text:style-name="P28" text:outline-level="1"><text:bookmark-start text:name="__RefHeading___Toc427_1109605999"/>Contents<text:bookmark-end text:name="__RefHeading___Toc427_1109605999"/></text:h>
      <text:list xml:id="list2308762313" text:style-name="L3">
        <text:list-item>
          <text:p text:style-name="P32">What is a computer network.</text:p>
        </text:list-item>
        <text:list-item>
          <text:p text:style-name="P32">Types of networks.</text:p>
        </text:list-item>
        <text:list-item>
          <text:p text:style-name="P32">Architecture of networks. Topologies and layers</text:p>
        </text:list-item>
        <text:list-item>
          <text:p text:style-name="P32">Internet layer</text:p>
        </text:list-item>
        <text:list-item>
          <text:p text:style-name="P32">Hardware components.</text:p>
          <text:p text:style-name="P32"/>
        </text:list-item>
      </text:list>
      <text:h text:style-name="P28" text:outline-level="1"><text:bookmark-start text:name="__RefHeading___Toc429_1109605999"/><text:soft-page-break/>Activities<text:bookmark-end text:name="__RefHeading___Toc429_1109605999"/></text:h>
      <text:p text:style-name="P5">You have two kinds of activities. </text:p>
      <text:list xml:id="list851772627" text:style-name="L4">
        <text:list-item>
          <text:p text:style-name="P33">Problems. It's a way to check and improve your knowledge. </text:p>
        </text:list-item>
        <text:list-item>
          <text:p text:style-name="P33">An assessable activity. At the end of the unit we will publish the first assessable activity of this term. The goal of this activity is put into practice this theoretic topic. You will need time to research, compare, evaluate and make documents.</text:p>
        </text:list-item>
      </text:list>
      <text:h text:style-name="P28" text:outline-level="1"><text:bookmark-start text:name="__RefHeading___Toc431_1109605999"/>Recommendations<text:bookmark-end text:name="__RefHeading___Toc431_1109605999"/></text:h>
      <text:p text:style-name="P5">This is a large unit. The first part is theoretical and the second one is practical. Both of them are very important. Maybe is one of the most complicated unit of the course, so you need study very well the concepts, and then you need to practice to resolve the exercises</text:p>
      <text:p text:style-name="P8"/>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21ad3f"/>
    </style:style>
    <style:style style:name="MT3" style:family="text">
      <style:text-properties fo:color="#999966" loext:opacity="100%" officeooo:rsid="001f4a0c"/>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text:user-field-get></text:span></text:p>
      </style:header>
      <style:footer>
        <text:user-field-decls>
          <text:user-field-decl office:value-type="string" office:string-value="11" text:name="NumeroTema"/>
        </text:user-field-decls>
        <text:p text:style-name="MP2"><text:span text:style-name="MT1">C</text:span><text:span text:style-name="MT2">F</text:span><text:span text:style-name="MT1">GS. </text:span><text:span text:style-name="MT3">DAM/DAW</text:span><text:span text:style-name="MT1"><text:tab/><text:tab/></text:span><text:span text:style-name="MT1"><text:user-field-get text:name="NumeroTema">11</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3"/>
      </style:header>
      <style:footer>
        <text:p text:style-name="MP4"><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1DT15H30M17S</meta:editing-duration>
    <meta:editing-cycles>39</meta:editing-cycles>
    <meta:generator>LibreOffice/7.3.2.2$Windows_X86_64 LibreOffice_project/49f2b1bff42cfccbd8f788c8dc32c1c309559be0</meta:generator>
    <dc:date>2022-07-29T21:09:59.402000000</dc:date>
    <meta:document-statistic meta:table-count="0" meta:image-count="1" meta:object-count="0" meta:page-count="4" meta:paragraph-count="57" meta:word-count="389" meta:character-count="2308" meta:non-whitespace-character-count="1979"/>
    <meta:template xlink:type="simple" xlink:actuate="onRequest" xlink:title="Plantilla CEED" xlink:href="../../.config/libreoffice/4/user/template/Plantilla%20CEED.ott" meta:date="2016-09-15T13:17:11.020000000"/>
  </office:meta>
</office:document-meta>
</file>